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dbf13" officeooo:paragraph-rsid="000dbf13"/>
    </style:style>
    <style:style style:name="P2" style:family="paragraph" style:parent-style-name="Text_20_body">
      <style:text-properties officeooo:rsid="000dbf13" officeooo:paragraph-rsid="000dbf13"/>
    </style:style>
    <style:style style:name="P3" style:family="paragraph" style:parent-style-name="Text_20_body" style:list-style-name="L1">
      <style:text-properties officeooo:rsid="000dbf13" officeooo:paragraph-rsid="000dbf13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eography of Mesoamerica</text:h>
      <text:p text:style-name="P2">Geographic factors greatly influenced the development of civilizations in Mesoamerica.</text:p>
      <text:p text:style-name="P2">Mesoamerica’s climate and fertile land helped the civilizations survive and thrive.</text:p>
      <text:p text:style-name="P2">Mesoamerica was made up of highlands – mountainous land high above the sea, and lowlands – flat and leveled plains around sea level.</text:p>
      <text:p text:style-name="P2">These elevations allowed for a wide variety of climates from tropical rain forests to mountain dryness. The lowlands also had a lot of rivers that funneled from the highlands.</text:p>
      <text:p text:style-name="P2">Some crops would grow better at different elevations, allowing Mesoamerican farmers to grow a wide variety of agriculture. The three sisters were corn, beans, and squash because they grew well together.</text:p>
      <text:p text:style-name="P2">These farmers developed their own methods of agricultural methods, such as slash and burn farming.</text:p>
      <text:h text:style-name="P1" text:outline-level="1">Maya’s Social Structure</text:h>
      <text:p text:style-name="P2">Mayan society was structured according to a class system, and religion shaped daily life.</text:p>
      <text:p text:style-name="P2">Mayan civilization began to emerge around 1500 BC towards the east of the Zapotec in the area of Mexico and Central America.</text:p>
      <text:p text:style-name="P2">Mayan agriculture allowed for the specialization of labor, paving the way for roles in society like priests, traders and craftsmen. </text:p>
      <text:p text:style-name="P2">Around 500 BC, Mayan settlements grew into cities with religious ceremonial centers.</text:p>
      <text:p text:style-name="P2">Mayan caste system:</text:p>
      <text:list xml:id="list3424499012" text:style-name="L1">
        <text:list-item>
          <text:p text:style-name="P3">King – performed religious ceremonies and descended form gods.</text:p>
        </text:list-item>
        <text:list-item>
          <text:p text:style-name="P3">Priests / Warriors – Priests decided when farmers could plant or harvest and when people could marry. Warriors were respected and trained.</text:p>
        </text:list-item>
        <text:list-item>
          <text:p text:style-name="P3">Merchants / Craftspeople = Craftspeople made artifacts and designed buildings. Mercahnts sold and bought goods.</text:p>
        </text:list-item>
        <text:list-item>
          <text:p text:style-name="P3">Farmers – Made up the majority of the population</text:p>
        </text:list-item>
        <text:list-item>
          <text:p text:style-name="P3">Slaves – Given the worst jobs and killed when masters died. Most slaves were prisoners of war.</text:p>
        </text:list-item>
      </text:list>
      <text:p text:style-name="P2">People lived and acted in harmony according to their social class.</text:p>
      <text:p text:style-name="P2">Farmers farmed land by carving out terraces and digging irrigation tunnels. Some farmers even had to take care of the king’s fields.</text:p>
      <text:p text:style-name="P2">Mayans learned how to measure time and developed a seasonal calendar which helped them find out the best date to plant and harvest food.</text:p>
      <text:p text:style-name="P2"><text:soft-page-break/>Religion was central and influenced everyone’s lives and people relied on the gods to control the weather and give plentiful harvests.</text:p>
      <text:p text:style-name="P2">To please the gods, the Maya made frequent offerings of food, animals and humans. The human sacrifices would most likely be a slav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17:52:49.622400892</meta:creation-date>
    <dc:date>2023-05-01T18:08:31.916011642</dc:date>
    <meta:editing-duration>PT15M42S</meta:editing-duration>
    <meta:editing-cycles>1</meta:editing-cycles>
    <meta:document-statistic meta:table-count="0" meta:image-count="0" meta:object-count="0" meta:page-count="2" meta:paragraph-count="23" meta:word-count="368" meta:character-count="2329" meta:non-whitespace-character-count="1982"/>
    <meta:generator>LibreOffice/7.3.7.2$Linux_X86_64 LibreOffice_project/30$Build-2</meta:generator>
  </office:meta>
</office:document-meta>
</file>